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b58ab" officeooo:paragraph-rsid="000b58ab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0b58ab" officeooo:paragraph-rsid="000b58ab"/>
    </style:style>
    <style:style style:name="P5" style:family="paragraph" style:parent-style-name="Standard">
      <style:paragraph-properties fo:text-align="justify" style:justify-single-word="false"/>
      <style:text-properties officeooo:rsid="000b58ab" officeooo:paragraph-rsid="000b58ab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paragraph-rsid="000b58a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0b58ab" officeooo:paragraph-rsid="000b58a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b58a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b58ab" officeooo:paragraph-rsid="000b58a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b58ab" officeooo:paragraph-rsid="000b58ab" style:font-weight-asian="normal" style:font-weight-complex="normal"/>
    </style:style>
    <style:style style:name="T1" style:family="text">
      <style:text-properties officeooo:rsid="000b58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58a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plotación y Visualización</text:p>
      <text:p text:style-name="P3">Práctica <text:span text:style-name="T1">1</text:span>: <text:span text:style-name="T1">Cognos Analytics</text:span></text:p>
      <text:p text:style-name="P1">Daniel Pérez Efremov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1">ENUNCIADO</text:span></text:p>
      <text:p text:style-name="P8"/>
      <text:p text:style-name="P8">Eres el CMO (Chief Marketing Officer) de una compañía de retail que se dedica a la venta de diversos productos de vestir. En el último consejo de administración se discutió sobre la satisfacción de nuestros clientes y como estamos posicionados respecto de nuestra competencia, asi como el interés de optimizar los canales por donde distribuimos nuestros productos, para reclutar nuevos canales o abandonar los existentes.</text:p>
      <text:p text:style-name="P8"/>
      <text:p text:style-name="P8">En el consejo de administración hay una percepción de que la organización tiene un problema, debido al nacimiento de nuevas empresas del sector que están incrementando su presencia en el sector.</text:p>
      <text:p text:style-name="P8"/>
      <text:p text:style-name="P8"><text:s/>Como CMO hemos conseguido la relación de las ventas a lo largo del tiempo de las compañías que actualmente están operando para así averiguar donde están produciendo las ventas y podernos posicionar el próximo año, ante la amenaza de los nuevos competidores.</text:p>
      <text:p text:style-name="P8"/>
      <text:p text:style-name="P8">La información ha sido sacada de los sistemas de bases de datos de la compañía en los que reside información interna y externa de los analistas del mercado. Como CMO te han mandado un mail con la información para acceder a ello.</text:p>
      <text:p text:style-name="P8"/>
      <text:p text:style-name="P7">EJERCICIOS</text:p>
      <text:p text:style-name="P5"/>
      <text:p text:style-name="P8"><text:span text:style-name="T3">1. Explorar, cuales son las ventas y en que categorías de productos se realizan, si como los canales donde se producen y el beneficio que se obtiene. ¿Cuál ha sido la tendencia a lo largo del tiempo?, ¿Cuáles son las franjas horarias en las que nuestros clientes adquieren los productos y por qué canales?¿Cuál es la distribución geográficas de las ventas?</text:span></text:p>
      <text:p text:style-name="P5"/>
      <text:p text:style-name="P5"><text:span text:style-name="T2">2. Identificar cuáles son las variables que influyen en la venta de los productos</text:span></text:p>
      <text:p text:style-name="P5"/>
      <text:p text:style-name="P9">3. Desarrollar un cuadro de mando en donde se explique el conocimiento adquirido y utilizarlo para desarrollar una historia en la que se explique el razonamiento utilizado para la elaboración de las conclusiones</text:p>
      <text:p text:style-name="P9"/>
      <text:p text:style-name="P9"><text:span text:style-name="T5">PROPUESTA</text:span> </text:p>
      <text:p text:style-name="P9"/>
      <text:p text:style-name="P10">Para dar respuesta a estas preguntas se ha hecho un dashboard en Cognos Analytics.</text:p>
      <text:p text:style-name="P5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0:20:58.223290135</meta:creation-date>
    <dc:date>2022-11-05T10:29:33.669310216</dc:date>
    <meta:editing-duration>PT8M36S</meta:editing-duration>
    <meta:editing-cycles>1</meta:editing-cycles>
    <meta:document-statistic meta:table-count="0" meta:image-count="0" meta:object-count="0" meta:page-count="2" meta:paragraph-count="14" meta:word-count="315" meta:character-count="1936" meta:non-whitespace-character-count="1633"/>
    <meta:generator>LibreOffice/7.3.6.2$Linux_X86_64 LibreOffice_project/30$Build-2</meta:generator>
  </office:meta>
</office:document-meta>
</file>